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9815">
            <text:p>9815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8">
            <text:p>28.68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2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9925">
            <text:p>992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399999999999999">
            <text:p>28.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4835">
            <text:p>48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539999999999999">
            <text:p>16.5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4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5785">
            <text:p>57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789999999999999">
            <text:p>20.79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5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355">
            <text:p>635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eolian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00000000000001">
            <text:p>22.3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iiumaa-0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3">
            <text:p>22.23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astal faci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4">
            <text:p>14.4</text:p>
          </table:table-cell>
          <table:table-cell table:style-name="ACE-0" office:value-type="float" office:value="0.51068581339214814">
            <text:p>0.5106858</text:p>
          </table:table-cell>
          <table:table-cell table:style-name="ACE-0" office:value-type="float" office:value="0.51068581339214814">
            <text:p>0.51068581339214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ther</text:p>
          </table:table-cell>
          <table:table-cell table:style-name="ACE-0" office:value-type="string">
            <text:p>Hiiumaa-08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40000000000001">
            <text:p>22.64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899999999999999">
            <text:p>25.9</text:p>
          </table:table-cell>
          <table:table-cell table:style-name="ACE-0" office:value-type="float" office:value="0.58309518948452999">
            <text:p>0.5830952</text:p>
          </table:table-cell>
          <table:table-cell table:style-name="ACE-0" office:value-type="float" office:value="0.58309518948452999">
            <text:p>0.58309518948453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other</text:p>
          </table:table-cell>
          <table:table-cell table:style-name="ACE-0" office:value-type="string">
            <text:p>Hiiumaa-09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40000000000001">
            <text:p>22.64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.299999999999997">
            <text:p>47.3</text:p>
          </table:table-cell>
          <table:table-cell table:style-name="ACE-0" office:value-type="float" office:value="0.58309518948452999">
            <text:p>0.5830952</text:p>
          </table:table-cell>
          <table:table-cell table:style-name="ACE-0" office:value-type="float" office:value="0.58309518948452999">
            <text:p>0.58309518948453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1279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ne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82">
            <text:p>24.8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1280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errestial 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140000000000001">
            <text:p>25.1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a-84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arbonized organic on the potsher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4040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one, unburnt, Phosida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7.5">
            <text:p>27.5</text:p>
          </table:table-cell>
          <table:table-cell table:style-name="ACE-0" office:value-type="float" office:value="0.90138781886599728">
            <text:p>0.9013878</text:p>
          </table:table-cell>
          <table:table-cell table:style-name="ACE-0" office:value-type="float" office:value="0.90138781886599728">
            <text:p>0.9013878188659973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4045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4433">
            <text:p>4433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Bone, unburnt, Phosida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399999999999999">
            <text:p>18.4</text:p>
          </table:table-cell>
          <table:table-cell table:style-name="ACE-0" office:value-type="float" office:value="1.6278820596099708">
            <text:p>1.6278821</text:p>
          </table:table-cell>
          <table:table-cell table:style-name="ACE-0" office:value-type="float" office:value="1.6278820596099708">
            <text:p>1.6278820596099708</text:p>
          </table:table-cell>
          <table:table-cell table:style-name="ACE-0" office:value-type="string">
            <text:p>RosentauEtal202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5452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575">
            <text:p>55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0758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5899999999999999">
            <text:p>6.59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0759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480">
            <text:p>1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rk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3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8399999999999999">
            <text:p>5.8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4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3399999999999999">
            <text:p>6.3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5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299999999999999">
            <text:p>6.63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6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190">
            <text:p>51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585000000000001">
            <text:p>18.58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7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.535">
            <text:p>18.53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18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22.670000000000002">
            <text:p>22.67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.445">
            <text:p>18.44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20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22.539999999999999">
            <text:p>22.54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880000000000001">
            <text:p>12.88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921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22.539999999999999">
            <text:p>22.54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720000000000001">
            <text:p>12.7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Vassiljev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9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3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7262676501632068">
            <text:p>1.7262677</text:p>
          </table:table-cell>
          <table:table-cell table:style-name="ACE-0" office:value-type="float" office:value="1.7262676501632068">
            <text:p>1.7262676501632068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68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24">
            <text:p>14.24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LiivaEtal196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3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1060">
            <text:p>10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7.199999999999999">
            <text:p>27.2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5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100000000000001">
            <text:p>26.1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26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30430248109405877">
            <text:p>0.3043025</text:p>
          </table:table-cell>
          <table:table-cell table:style-name="ACE-0" office:value-type="float" office:value="0.30430248109405877">
            <text:p>0.3043024810940588</text:p>
          </table:table-cell>
          <table:table-cell table:style-name="ACE-0" office:value-type="string">
            <text:p>Sarv198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7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73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604">
            <text:p>5604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898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464">
            <text:p>546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0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0000000000001">
            <text:p>22.21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449999999999999">
            <text:p>26.45</text:p>
          </table:table-cell>
          <table:table-cell table:style-name="ACE-0" office:value-type="float" office:value="1.3829316685939332">
            <text:p>1.3829317</text:p>
          </table:table-cell>
          <table:table-cell table:style-name="ACE-0" office:value-type="float" office:value="1.3829316685939332">
            <text:p>1.3829316685939332</text:p>
          </table:table-cell>
          <table:table-cell table:style-name="ACE-0" office:value-type="string">
            <text:p>KriiskaLougas1999,Kriiska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016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7262676501632068">
            <text:p>1.7262677</text:p>
          </table:table-cell>
          <table:table-cell table:style-name="ACE-0" office:value-type="float" office:value="1.7262676501632068">
            <text:p>1.7262676501632068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024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219999999999999">
            <text:p>22.22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azelnut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4317821063276353">
            <text:p>1.4317821</text:p>
          </table:table-cell>
          <table:table-cell table:style-name="ACE-0" office:value-type="float" office:value="1.4317821063276353">
            <text:p>1.4317821063276353</text:p>
          </table:table-cell>
          <table:table-cell table:style-name="ACE-0" office:value-type="string">
            <text:p>KriiskaLougas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0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8495">
            <text:p>849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.359999999999999">
            <text:p>24.36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1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825">
            <text:p>68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82">
            <text:p>24.82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2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4615">
            <text:p>46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.850000000000001">
            <text:p>25.85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iiu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073</text:p>
          </table:table-cell>
          <table:table-cell table:style-name="ACE-0" office:value-type="float" office:value="58.909999999999997">
            <text:p>58.91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890000000000001">
            <text:p>26.89</text:p>
          </table:table-cell>
          <table:table-cell table:style-name="ACE-0" office:value-type="float" office:value="0.30413812651491096">
            <text:p>0.3041381</text:p>
          </table:table-cell>
          <table:table-cell table:style-name="ACE-0" office:value-type="float" office:value="0.30413812651491096">
            <text:p>0.304138126514911</text:p>
          </table:table-cell>
          <table:table-cell table:style-name="ACE-0" office:value-type="string">
            <text:p>KonigssonEtal1998</text:p>
          </table:table-cell>
          <table:table-cell table:number-columns-repeated="240" table:style-name="ACE-0"/>
        </table:table-row>
        <table:table-row table:style-name="AROW-1" table:number-rows-repeated="28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40">
          <table:table-cell table:number-columns-repeated="256" table:style-name="ACE-0"/>
        </table:table-row>
        <table:table-row table:style-name="AROW-0" table:number-rows-repeated="1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3">
          <gnm:selection gnm:start-col="0" gnm:start-row="3" gnm:end-col="0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5:58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